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4000000F018479AF6F8FBB8D5.png" manifest:media-type="image/png"/>
  <manifest:file-entry manifest:full-path="Pictures/10000201000003CD0000026A64235A7FCF639B04.png" manifest:media-type="image/png"/>
  <manifest:file-entry manifest:full-path="Pictures/100002010000026100000041207673313581A29E.png" manifest:media-type="image/png"/>
  <manifest:file-entry manifest:full-path="Pictures/10000201000002400000002983C4789A66C44212.png" manifest:media-type="image/png"/>
  <manifest:file-entry manifest:full-path="Pictures/1000020100000245000000A826CCB885D446DD44.png" manifest:media-type="image/png"/>
  <manifest:file-entry manifest:full-path="Pictures/1000020100000260000000BA930B0A94C5792DD1.png" manifest:media-type="image/png"/>
  <manifest:file-entry manifest:full-path="Pictures/1000020100000470000002D781E6726E1F52316D.png" manifest:media-type="image/png"/>
  <manifest:file-entry manifest:full-path="Pictures/100002010000024C00000037866A94D5C6890B48.png" manifest:media-type="image/png"/>
  <manifest:file-entry manifest:full-path="Pictures/10000201000003940000013F1DE9E342B19B21E4.png" manifest:media-type="image/png"/>
  <manifest:file-entry manifest:full-path="Pictures/1000020100000269000001B1D5D56A2B4AD6A7EB.png" manifest:media-type="image/png"/>
  <manifest:file-entry manifest:full-path="Pictures/10000201000001E9000000DF2AAB4DFA73293868.png" manifest:media-type="image/png"/>
  <manifest:file-entry manifest:full-path="Pictures/10000201000003C300000143AFF079156C28C6D6.png" manifest:media-type="image/png"/>
  <manifest:file-entry manifest:full-path="Pictures/100002010000025A00000030D7D6ABE2E3ABCD67.png" manifest:media-type="image/png"/>
  <manifest:file-entry manifest:full-path="Pictures/1000020100000228000000AB8F3BEF93FDBD0096.png" manifest:media-type="image/png"/>
  <manifest:file-entry manifest:full-path="Pictures/10000201000000D800000027A1F7EB18F76DF4B6.png" manifest:media-type="image/png"/>
  <manifest:file-entry manifest:full-path="Pictures/10000201000001560000002C44950C0078D35E89.png" manifest:media-type="image/png"/>
  <manifest:file-entry manifest:full-path="Pictures/10000201000000FC00000027FF1FA1507B510A85.png" manifest:media-type="image/png"/>
  <manifest:file-entry manifest:full-path="Pictures/100002010000037A0000018882BDD221A3356E7E.png" manifest:media-type="image/png"/>
  <manifest:file-entry manifest:full-path="Pictures/10000201000002B30000007F709C7C68033AD766.png" manifest:media-type="image/png"/>
  <manifest:file-entry manifest:full-path="Pictures/100002010000036A0000027DD01DFD54031D449E.png" manifest:media-type="image/png"/>
  <manifest:file-entry manifest:full-path="Pictures/1000020100000376000000FF57497327EE8041DA.png" manifest:media-type="image/png"/>
  <manifest:file-entry manifest:full-path="Pictures/10000201000003ED000001DD6A40D856BA19026E.png" manifest:media-type="image/png"/>
  <manifest:file-entry manifest:full-path="Pictures/10000201000001260000026B549B530265DC4A53.png" manifest:media-type="image/png"/>
  <manifest:file-entry manifest:full-path="Pictures/100002010000015E0000003C9316F22C3AF12897.png" manifest:media-type="image/png"/>
  <manifest:file-entry manifest:full-path="Pictures/100002010000039B000002C0E7B49E1612C4454A.png" manifest:media-type="image/png"/>
  <manifest:file-entry manifest:full-path="Pictures/10000201000003780000022E735C2FA073DD7BB7.png" manifest:media-type="image/png"/>
  <manifest:file-entry manifest:full-path="Pictures/10000201000003E600000177EA94655D5BA1A0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Title_2c__20_Content-title">
      <style:graphic-properties fo:min-height="3.50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Slide-title">
      <style:graphic-properties fo:min-height="3.504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Title_20_Slide-outline1">
      <style:graphic-properties fo:min-height="11.92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style:font-size-asian="18pt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96cm" svg:height="3.503cm" svg:x="1.4cm" svg:y="0.837cm">
          <text:p text:style-name="P1"><text:span text:style-name="T1">机器学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6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0.499cm" svg:height="1.184cm" svg:x="23.276cm" svg:y="9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0.499cm" svg:height="1.184cm" svg:x="20.656cm" svg:y="11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6cm" svg:height="3.503cm" svg:x="1.4cm" svg:y="0.837cm">
          <text:p text:style-name="P1"><text:span text:style-name="T2"><text:s text:c="1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2" draw:layer="layout" svg:width="25.196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25.196cm" svg:height="3.503cm" svg:x="1.4cm" svg:y="0.837cm">
          <text:p text:style-name="P1"><text:span text:style-name="T2">房价预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7.351cm" svg:height="12.176cm" svg:x="5.322cm" svg:y="4.913cm">
          <draw:image xlink:href="Pictures/1000020100000269000001B1D5D56A2B4AD6A7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25.196cm" svg:height="3.503cm" svg:x="1.4cm" svg:y="0.837cm">
          <text:p text:style-name="P1"><text:span text:style-name="T2">机器学习－模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25.196cm" svg:height="11.488cm" svg:x="3.505cm" svg:y="4.513cm">
          <draw:image xlink:href="Pictures/10000201000001E9000000DF2AAB4DFA732938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frame presentation:style-name="pr2" draw:layer="layout" svg:width="25.199cm" svg:height="3.504cm" svg:x="1.4cm" svg:y="0.837cm" presentation:class="title">
          <draw:text-box>
            <text:p>机器学习</text:p>
          </draw:text-box>
        </draw:frame>
        <draw:frame draw:style-name="gr7" draw:text-style-name="P5" draw:layer="layout" svg:width="15.965cm" svg:height="12.177cm" svg:x="5.334cm" svg:y="4.912cm" presentation:class="graphic" presentation:user-transformed="true">
          <draw:image xlink:href="Pictures/100002010000039B000002C0E7B49E1612C4454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frame presentation:style-name="pr2" draw:layer="layout" svg:width="25.199cm" svg:height="3.504cm" svg:x="1.4cm" svg:y="0.837cm" presentation:class="title">
          <draw:text-box>
            <text:p>机器学习</text:p>
          </draw:text-box>
        </draw:frame>
        <draw:frame draw:style-name="gr7" draw:text-style-name="P5" draw:layer="layout" svg:width="10.032cm" svg:height="14.392cm" svg:x="6.858cm" svg:y="4.912cm" presentation:class="graphic" presentation:user-transformed="true">
          <draw:image xlink:href="Pictures/10000201000001260000026B549B530265DC4A5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draw:custom-shape draw:name="CustomShape 1" draw:style-name="gr1" draw:text-style-name="P2" draw:layer="layout" svg:width="25.196cm" svg:height="3.503cm" svg:x="1.4cm" svg:y="0.837cm">
          <text:p text:style-name="P1"><text:span text:style-name="T1">Linear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3.504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5.199cm" svg:height="12.177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5.37cm" svg:height="4.443cm" svg:x="5.334cm" svg:y="5.462cm">
          <draw:image xlink:href="Pictures/1000020100000245000000A826CCB885D446DD44.png" xlink:type="simple" xlink:show="embed" xlink:actuate="onLoad">
            <text:p/>
          </draw:image>
        </draw:frame>
        <draw:frame draw:style-name="gr6" draw:text-style-name="P3" draw:layer="layout" svg:width="15.556cm" svg:height="1.453cm" svg:x="7.366cm" svg:y="10.738cm">
          <draw:image xlink:href="Pictures/100002010000024C00000037866A94D5C6890B48.png" xlink:type="simple" xlink:show="embed" xlink:actuate="onLoad">
            <text:p/>
          </draw:image>
        </draw:frame>
        <draw:frame draw:style-name="gr6" draw:text-style-name="P3" draw:layer="layout" svg:width="16.111cm" svg:height="1.718cm" svg:x="7.002cm" svg:y="13.267cm">
          <draw:image xlink:href="Pictures/100002010000026100000041207673313581A29E.png" xlink:type="simple" xlink:show="embed" xlink:actuate="onLoad">
            <text:p/>
          </draw:image>
        </draw:frame>
        <draw:custom-shape draw:name="TextShape 4" draw:style-name="gr8" draw:text-style-name="P2" draw:layer="layout" svg:width="5.079cm" svg:height="1.19cm" svg:x="4.318cm" svg:y="10.922cm">
          <text:p text:style-name="P6"><text:span text:style-name="T3">目标函数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4.571cm" svg:height="1.19cm" svg:x="4.318cm" svg:y="13.716cm">
          <text:p text:style-name="P6"><text:span text:style-name="T3">损失函数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优化－梯度下降</text:p>
          </draw:text-box>
        </draw:frame>
        <draw:frame draw:style-name="gr9" draw:text-style-name="P7" draw:layer="layout" svg:width="25.2cm" svg:height="1.793cm" svg:x="3.048cm" svg:y="4.811cm" presentation:class="graphic" presentation:user-transformed="true">
          <draw:image xlink:href="Pictures/10000201000002400000002983C4789A66C44212.png" xlink:type="simple" xlink:show="embed" xlink:actuate="onLoad">
            <text:p/>
          </draw:image>
        </draw:frame>
        <draw:frame draw:style-name="gr10" draw:text-style-name="P7" draw:layer="layout" svg:width="16.086cm" svg:height="4.92cm" svg:x="7.282cm" svg:y="8.542cm">
          <draw:image xlink:href="Pictures/1000020100000260000000BA930B0A94C5792DD1.png" xlink:type="simple" xlink:show="embed" xlink:actuate="onLoad">
            <text:p/>
          </draw:image>
        </draw:frame>
        <draw:frame draw:style-name="gr11" draw:text-style-name="P8" draw:layer="layout" svg:width="4.572cm" svg:height="1.191cm" svg:x="1.27cm" svg:y="3.81cm">
          <draw:text-box>
            <text:p>参数更新：</text:p>
          </draw:text-box>
        </draw:frame>
        <presentation:notes draw:style-name="dp2">
          <draw:page-thumbnail draw:style-name="gr5" draw:layer="layout" svg:width="14.85cm" svg:height="11.136cm" svg:x="3.074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5.196cm" svg:height="3.503cm" svg:x="1.4cm" svg:y="0.837cm">
          <text:p text:style-name="P1"><text:span text:style-name="T1">凸优化－交叉熵（</text:span><text:span text:style-name="T1">Cross entropy</text:span><text:span text:style-name="T1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5.196cm" svg:height="12.176cm" svg:x="1.4cm" svg:y="4.914cm">
          <text:p text:style-name="P6"><text:span text:style-name="T4">熵：</text:span></text:p>
          <text:p text:style-name="P6"><text:span text:style-name="T4">ＫＬ离散度：</text:span></text:p>
          <text:p text:style-name="P6"><text:span text:style-name="T5"/></text:p>
          <text:p text:style-name="P6"><text:span text:style-name="T4">交叉熵：</text:span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5.924cm" svg:height="1.266cm" svg:x="8.205cm" svg:y="7.112cm">
          <draw:image xlink:href="Pictures/100002010000025A00000030D7D6ABE2E3ABCD67.png" xlink:type="simple" xlink:show="embed" xlink:actuate="onLoad">
            <text:p/>
          </draw:image>
        </draw:frame>
        <draw:frame draw:style-name="gr6" draw:text-style-name="P3" draw:layer="layout" svg:width="5.711cm" svg:height="1.028cm" svg:x="10.037cm" svg:y="5.573cm">
          <draw:image xlink:href="Pictures/10000201000000D800000027A1F7EB18F76DF4B6.png" xlink:type="simple" xlink:show="embed" xlink:actuate="onLoad">
            <text:p/>
          </draw:image>
        </draw:frame>
        <draw:frame draw:style-name="gr6" draw:text-style-name="P3" draw:layer="layout" svg:width="6.664cm" svg:height="1.028cm" svg:x="8.83cm" svg:y="9.398cm">
          <draw:image xlink:href="Pictures/10000201000000FC00000027FF1FA1507B510A85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custom-shape draw:name="TextShape 1" draw:style-name="gr1" draw:text-style-name="P2" draw:layer="layout" svg:width="25.199cm" svg:height="3.504cm" svg:x="1.4cm" svg:y="0.837cm">
          <text:p text:style-name="P1"><text:span text:style-name="T2">凸优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8.281cm" svg:height="3.358cm" svg:x="4.579cm" svg:y="6.548cm">
          <draw:image xlink:href="Pictures/10000201000002B30000007F709C7C68033AD766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１</text:p>
          </draw:text-box>
        </draw:frame>
        <draw:frame draw:style-name="gr7" draw:text-style-name="P5" draw:layer="layout" svg:width="16.709cm" svg:height="12.178cm" svg:x="5.645cm" svg:y="4.913cm" presentation:class="graphic" presentation:user-transformed="true">
          <draw:image xlink:href="Pictures/100002010000036A0000027DD01DFD54031D449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２</text:p>
          </draw:text-box>
        </draw:frame>
        <draw:frame draw:style-name="gr7" draw:text-style-name="P5" draw:layer="layout" svg:width="25.2cm" svg:height="7.252cm" svg:x="1.4cm" svg:y="7.376cm" presentation:class="graphic" presentation:user-transformed="true">
          <draw:image xlink:href="Pictures/1000020100000376000000FF57497327EE8041DA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模型</text:p>
          </draw:text-box>
        </draw:frame>
        <draw:frame draw:style-name="gr7" draw:text-style-name="P5" draw:layer="layout" svg:width="25.2cm" svg:height="8.451cm" svg:x="1.452cm" svg:y="6.258cm" presentation:class="graphic" presentation:user-transformed="true">
          <draw:image xlink:href="Pictures/10000201000003C300000143AFF079156C28C6D6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神经网络－１</text:p>
          </draw:text-box>
        </draw:frame>
        <draw:frame draw:style-name="gr7" draw:text-style-name="P5" draw:layer="layout" svg:width="25.2cm" svg:height="7.366cm" svg:x="3.556cm" svg:y="4.644cm" presentation:class="graphic" presentation:user-transformed="true">
          <draw:image xlink:href="Pictures/1000020100000228000000AB8F3BEF93FDBD0096.png" xlink:type="simple" xlink:show="embed" xlink:actuate="onLoad">
            <text:p/>
          </draw:image>
        </draw:frame>
        <draw:frame draw:style-name="gr7" draw:text-style-name="P5" draw:layer="layout" svg:width="9.048cm" svg:height="1.163cm" svg:x="7.716cm" svg:y="13.208cm">
          <draw:image xlink:href="Pictures/10000201000001560000002C44950C0078D35E89.png" xlink:type="simple" xlink:show="embed" xlink:actuate="onLoad">
            <text:p/>
          </draw:image>
        </draw:frame>
        <draw:frame draw:style-name="gr11" draw:text-style-name="P10" draw:layer="layout" svg:width="4.318cm" svg:height="1.191cm" svg:x="3.302cm" svg:y="13.462cm">
          <draw:text-box>
            <text:p text:style-name="P9">目标函数：</text:p>
          </draw:text-box>
        </draw:frame>
        <draw:frame draw:style-name="gr7" draw:text-style-name="P5" draw:layer="layout" svg:width="9.259cm" svg:height="1.587cm" svg:x="8.267cm" svg:y="14.986cm">
          <draw:image xlink:href="Pictures/100002010000015E0000003C9316F22C3AF12897.png" xlink:type="simple" xlink:show="embed" xlink:actuate="onLoad">
            <text:p/>
          </draw:image>
        </draw:frame>
        <draw:frame draw:style-name="gr13" draw:text-style-name="P10" draw:layer="layout" svg:width="4.064cm" svg:height="1.524cm" svg:x="3.048cm" svg:y="15.24cm">
          <draw:text-box>
            <text:p text:style-name="P9">激活函数：</text:p>
          </draw:text-box>
        </draw:frame>
        <presentation:notes draw:style-name="dp2">
          <draw:page-thumbnail draw:style-name="gr5" draw:layer="layout" svg:width="14.85cm" svg:height="11.136cm" svg:x="3.074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神经网络－２</text:p>
          </draw:text-box>
        </draw:frame>
        <draw:frame draw:style-name="gr7" draw:text-style-name="P5" draw:layer="layout" svg:width="25.2cm" svg:height="8.775cm" svg:x="1.524cm" svg:y="7.112cm" presentation:class="graphic" presentation:user-transformed="true">
          <draw:image xlink:href="Pictures/10000201000003940000013F1DE9E342B19B21E4.png" xlink:type="simple" xlink:show="embed" xlink:actuate="onLoad">
            <text:p/>
          </draw:image>
        </draw:frame>
        <draw:frame draw:style-name="gr11" draw:text-style-name="P13" draw:layer="layout" svg:width="3.556cm" svg:height="0.962cm" svg:x="3.048cm" svg:y="4.826cm">
          <draw:text-box>
            <text:p text:style-name="P12">Sigmoid:</text:p>
          </draw:text-box>
        </draw:frame>
        <draw:frame draw:style-name="gr11" draw:text-style-name="P13" draw:layer="layout" svg:width="4.064cm" svg:height="0.962cm" svg:x="17.018cm" svg:y="4.572cm">
          <draw:text-box>
            <text:p text:style-name="P12">Tanh:</text:p>
          </draw:text-box>
        </draw:frame>
        <presentation:notes draw:style-name="dp2">
          <draw:page-thumbnail draw:style-name="gr5" draw:layer="layout" svg:width="14.85cm" svg:height="11.136cm" svg:x="3.074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３</text:p>
          </draw:text-box>
        </draw:frame>
        <draw:frame draw:style-name="gr7" draw:text-style-name="P5" draw:layer="layout" svg:width="19.38cm" svg:height="12.178cm" svg:x="4.31cm" svg:y="4.913cm" presentation:class="graphic">
          <draw:image xlink:href="Pictures/10000201000003780000022E735C2FA073DD7BB7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损失评估</text:p>
          </draw:text-box>
        </draw:frame>
        <draw:frame draw:style-name="gr7" draw:text-style-name="P5" draw:layer="layout" svg:width="25.2cm" svg:height="9.468cm" svg:x="1.4cm" svg:y="6.268cm" presentation:class="graphic">
          <draw:image xlink:href="Pictures/10000201000003E600000177EA94655D5BA1A024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准确度</text:p>
          </draw:text-box>
        </draw:frame>
        <draw:frame draw:style-name="gr7" draw:text-style-name="P5" draw:layer="layout" svg:width="25.2cm" svg:height="11.96cm" svg:x="1.4cm" svg:y="5.022cm" presentation:class="graphic">
          <draw:image xlink:href="Pictures/10000201000003ED000001DD6A40D856BA19026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ＣＮＮ</text:p>
          </draw:text-box>
        </draw:frame>
        <draw:frame draw:style-name="gr7" draw:text-style-name="P5" draw:layer="layout" svg:width="25.2cm" svg:height="11.099cm" svg:x="1.4cm" svg:y="5.452cm" presentation:class="graphic" presentation:user-transformed="true">
          <draw:image xlink:href="Pictures/100002010000037A0000018882BDD221A3356E7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ＣＮＮ</text:p>
          </draw:text-box>
        </draw:frame>
        <draw:frame draw:style-name="gr7" draw:text-style-name="P5" draw:layer="layout" svg:width="19.174cm" svg:height="12.178cm" svg:x="4.413cm" svg:y="4.913cm" presentation:class="graphic">
          <draw:image xlink:href="Pictures/10000201000003CD0000026A64235A7FCF639B04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ＲＮＮ</text:p>
          </draw:text-box>
        </draw:frame>
        <draw:frame draw:style-name="gr7" draw:text-style-name="P5" draw:layer="layout" svg:width="19.03cm" svg:height="12.178cm" svg:x="4.485cm" svg:y="4.913cm" presentation:class="graphic">
          <draw:image xlink:href="Pictures/1000020100000470000002D781E6726E1F52316D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ＲＮＮ</text:p>
          </draw:text-box>
        </draw:frame>
        <draw:frame draw:style-name="gr7" draw:text-style-name="P5" draw:layer="layout" svg:width="25.2cm" svg:height="4.892cm" svg:x="1.4cm" svg:y="8.556cm" presentation:class="graphic">
          <draw:image xlink:href="Pictures/10000201000004D4000000F018479AF6F8FBB8D5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 presentation:placeholder="true">
          <draw:text-box/>
        </draw:frame>
        <draw:frame presentation:style-name="pr6" draw:layer="layout" svg:width="25.2cm" svg:height="12.178cm" svg:x="1.4cm" svg:y="4.913cm" presentation:class="outline">
          <draw:text-box>
            <text:list text:style-name="L2">
              <text:list-item>
                <text:p>Ｔｈａｎｋｓ</text:p>
              </text:list-item>
            </text:list>
          </draw:text-box>
        </draw:frame>
        <presentation:notes draw:style-name="dp2">
          <draw:page-thumbnail draw:style-name="gr5" draw:layer="layout" svg:width="14.85cm" svg:height="11.136cm" svg:x="3.074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20:42</meta:creation-date>
    <dc:language>en-US</dc:language>
    <dc:date>2017-10-20T07:35:07.288752980</dc:date>
    <meta:editing-cycles>57</meta:editing-cycles>
    <meta:editing-duration>PT2H53M54S</meta:editing-duration>
    <meta:generator>LibreOffice/5.2.2.2$Linux_X86_64 LibreOffice_project/20m0$Build-2</meta:generator>
    <meta:document-statistic meta:object-count="144"/>
  </office:meta>
</office:document-meta>
</file>